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63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55in" svg:height="3.5441in" svg:x="4.9244in" svg:y="0.6161in">
            <draw:object draw:notify-on-update-of-ranges="Sheet1.A7:Sheet1.A18 Sheet1.B6:Sheet1.B6 Sheet1.B7:Sheet1.B18 Sheet1.A7:Sheet1.A18 Sheet1.C6:Sheet1.C6 Sheet1.C7:Sheet1.C18 Sheet1.A7:Sheet1.A18 Sheet1.D6:Sheet1.D6 Sheet1.D7:Sheet1.D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55in" svg:height="3.5437in" svg:x="5.8012in" svg:y="4.3854in">
            <draw:object draw:notify-on-update-of-ranges="Sheet1.A23:Sheet1.A34 Sheet1.B22:Sheet1.B22 Sheet1.B23:Sheet1.B34 Sheet1.A23:Sheet1.A34 Sheet1.C22:Sheet1.C22 Sheet1.C23:Sheet1.C34 Sheet1.A23:Sheet1.A34 Sheet1.D22:Sheet1.D22 Sheet1.D23:Sheet1.D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5.7669in" svg:y="8.6614in">
            <draw:object draw:notify-on-update-of-ranges="Sheet1.A38:Sheet1.A49 Sheet1.B37:Sheet1.B37 Sheet1.B38:Sheet1.B49 Sheet1.A38:Sheet1.A49 Sheet1.C37:Sheet1.C37 Sheet1.C38:Sheet1.C4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3051in" svg:height="3.5441in" svg:x="5.6571in" svg:y="12.528in">
            <draw:object draw:notify-on-update-of-ranges="Sheet1.A54:Sheet1.A65 Sheet1.B53:Sheet1.B53 Sheet1.B54:Sheet1.B65 Sheet1.A54:Sheet1.A65 Sheet1.C53:Sheet1.C53 Sheet1.C54:Sheet1.C6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3055in" svg:height="3.5437in" svg:x="0.3244in" svg:y="16.3091in">
            <draw:object draw:notify-on-update-of-ranges="Sheet1.A70:Sheet1.A81 Sheet1.B69:Sheet1.B69 Sheet1.B70:Sheet1.B81 Sheet1.A70:Sheet1.A81 Sheet1.C69:Sheet1.C69 Sheet1.C70:Sheet1.C8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Sorting Methods Time/ Size100000</text:p>
          </table:table-cell>
          <table:table-cell/>
          <table:table-cell office:value-type="float" office:value="2000000" calcext:value-type="float">
            <text:p>2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35000000" calcext:value-type="float">
            <text:p>35000000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50000000" calcext:value-type="float">
            <text:p>50000000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Integers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lgorithm Library</text:p>
          </table:table-cell>
          <table:table-cell table:number-columns-repeated="9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161351" calcext:value-type="float">
            <text:p>0.161351</text:p>
          </table:table-cell>
          <table:table-cell office:value-type="float" office:value="0.227108" calcext:value-type="float">
            <text:p>0.227108</text:p>
          </table:table-cell>
          <table:table-cell office:value-type="float" office:value="0.252293" calcext:value-type="float">
            <text:p>0.252293</text:p>
          </table:table-cell>
          <table:table-cell table:number-columns-repeated="9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.328769" calcext:value-type="float">
            <text:p>0.328769</text:p>
          </table:table-cell>
          <table:table-cell office:value-type="float" office:value="0.445868" calcext:value-type="float">
            <text:p>0.445868</text:p>
          </table:table-cell>
          <table:table-cell office:value-type="float" office:value="0.506061" calcext:value-type="float">
            <text:p>0.506061</text:p>
          </table:table-cell>
          <table:table-cell table:number-columns-repeated="9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0.870329" calcext:value-type="float">
            <text:p>0.870329</text:p>
          </table:table-cell>
          <table:table-cell office:value-type="float" office:value="1.19392" calcext:value-type="float">
            <text:p>1.19392</text:p>
          </table:table-cell>
          <table:table-cell office:value-type="float" office:value="1.33873" calcext:value-type="float">
            <text:p>1.33873</text:p>
          </table:table-cell>
          <table:table-cell table:number-columns-repeated="9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.84134" calcext:value-type="float">
            <text:p>1.84134</text:p>
          </table:table-cell>
          <table:table-cell office:value-type="float" office:value="2.63208" calcext:value-type="float">
            <text:p>2.63208</text:p>
          </table:table-cell>
          <table:table-cell office:value-type="float" office:value="2.85286" calcext:value-type="float">
            <text:p>2.85286</text:p>
          </table:table-cell>
          <table:table-cell table:number-columns-repeated="9"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2.80114" calcext:value-type="float">
            <text:p>2.80114</text:p>
          </table:table-cell>
          <table:table-cell office:value-type="float" office:value="4.01576" calcext:value-type="float">
            <text:p>4.01576</text:p>
          </table:table-cell>
          <table:table-cell office:value-type="float" office:value="4.41503" calcext:value-type="float">
            <text:p>4.41503</text:p>
          </table:table-cell>
          <table:table-cell table:number-columns-repeated="9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3.8928" calcext:value-type="float">
            <text:p>3.8928</text:p>
          </table:table-cell>
          <table:table-cell office:value-type="float" office:value="5.14584" calcext:value-type="float">
            <text:p>5.14584</text:p>
          </table:table-cell>
          <table:table-cell office:value-type="float" office:value="5.87331" calcext:value-type="float">
            <text:p>5.87331</text:p>
          </table:table-cell>
          <table:table-cell table:number-columns-repeated="9"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4.92254" calcext:value-type="float">
            <text:p>4.92254</text:p>
          </table:table-cell>
          <table:table-cell office:value-type="float" office:value="6.72955" calcext:value-type="float">
            <text:p>6.72955</text:p>
          </table:table-cell>
          <table:table-cell office:value-type="float" office:value="7.21993" calcext:value-type="float">
            <text:p>7.21993</text:p>
          </table:table-cell>
          <table:table-cell table:number-columns-repeated="9"/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5.85774" calcext:value-type="float">
            <text:p>5.85774</text:p>
          </table:table-cell>
          <table:table-cell office:value-type="float" office:value="7.84057" calcext:value-type="float">
            <text:p>7.84057</text:p>
          </table:table-cell>
          <table:table-cell office:value-type="float" office:value="8.83853" calcext:value-type="float">
            <text:p>8.83853</text:p>
          </table:table-cell>
          <table:table-cell table:number-columns-repeated="9"/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6.77387" calcext:value-type="float">
            <text:p>6.77387</text:p>
          </table:table-cell>
          <table:table-cell office:value-type="float" office:value="9.43357" calcext:value-type="float">
            <text:p>9.43357</text:p>
          </table:table-cell>
          <table:table-cell office:value-type="float" office:value="10.5545" calcext:value-type="float">
            <text:p>10.5545</text:p>
          </table:table-cell>
          <table:table-cell table:number-columns-repeated="9"/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7.91911" calcext:value-type="float">
            <text:p>7.91911</text:p>
          </table:table-cell>
          <table:table-cell office:value-type="float" office:value="10.6222" calcext:value-type="float">
            <text:p>10.6222</text:p>
          </table:table-cell>
          <table:table-cell office:value-type="float" office:value="11.8982" calcext:value-type="float">
            <text:p>11.8982</text:p>
          </table:table-cell>
          <table:table-cell table:number-columns-repeated="9"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8.84967" calcext:value-type="float">
            <text:p>8.84967</text:p>
          </table:table-cell>
          <table:table-cell office:value-type="float" office:value="12.2591" calcext:value-type="float">
            <text:p>12.2591</text:p>
          </table:table-cell>
          <table:table-cell office:value-type="float" office:value="13.4923" calcext:value-type="float">
            <text:p>13.4923</text:p>
          </table:table-cell>
          <table:table-cell table:number-columns-repeated="9"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9.85659" calcext:value-type="float">
            <text:p>9.85659</text:p>
          </table:table-cell>
          <table:table-cell office:value-type="float" office:value="13.3924" calcext:value-type="float">
            <text:p>13.3924</text:p>
          </table:table-cell>
          <table:table-cell office:value-type="float" office:value="15.1351" calcext:value-type="float">
            <text:p>15.1351</text:p>
          </table:table-cell>
          <table:table-cell table:number-columns-repeated="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Doubles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lgorithm Library</text:p>
          </table:table-cell>
          <table:table-cell table:number-columns-repeated="9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17856" calcext:value-type="float">
            <text:p>0.17856</text:p>
          </table:table-cell>
          <table:table-cell office:value-type="float" office:value="0.237136" calcext:value-type="float">
            <text:p>0.237136</text:p>
          </table:table-cell>
          <table:table-cell office:value-type="float" office:value="0.25077" calcext:value-type="float">
            <text:p>0.25077</text:p>
          </table:table-cell>
          <table:table-cell table:number-columns-repeated="9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.349967" calcext:value-type="float">
            <text:p>0.349967</text:p>
          </table:table-cell>
          <table:table-cell office:value-type="float" office:value="0.481671" calcext:value-type="float">
            <text:p>0.481671</text:p>
          </table:table-cell>
          <table:table-cell office:value-type="float" office:value="0.521784" calcext:value-type="float">
            <text:p>0.521784</text:p>
          </table:table-cell>
          <table:table-cell table:number-columns-repeated="9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0.913608" calcext:value-type="float">
            <text:p>0.913608</text:p>
          </table:table-cell>
          <table:table-cell office:value-type="float" office:value="1.26447" calcext:value-type="float">
            <text:p>1.26447</text:p>
          </table:table-cell>
          <table:table-cell office:value-type="float" office:value="1.37521" calcext:value-type="float">
            <text:p>1.37521</text:p>
          </table:table-cell>
          <table:table-cell table:number-columns-repeated="9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.94754" calcext:value-type="float">
            <text:p>1.94754</text:p>
          </table:table-cell>
          <table:table-cell office:value-type="float" office:value="2.66384" calcext:value-type="float">
            <text:p>2.66384</text:p>
          </table:table-cell>
          <table:table-cell office:value-type="float" office:value="2.88156" calcext:value-type="float">
            <text:p>2.88156</text:p>
          </table:table-cell>
          <table:table-cell table:number-columns-repeated="9"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2.9759" calcext:value-type="float">
            <text:p>2.9759</text:p>
          </table:table-cell>
          <table:table-cell office:value-type="float" office:value="4.06396" calcext:value-type="float">
            <text:p>4.06396</text:p>
          </table:table-cell>
          <table:table-cell office:value-type="float" office:value="4.42229" calcext:value-type="float">
            <text:p>4.42229</text:p>
          </table:table-cell>
          <table:table-cell table:number-columns-repeated="9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4.05975" calcext:value-type="float">
            <text:p>4.05975</text:p>
          </table:table-cell>
          <table:table-cell office:value-type="float" office:value="5.5294" calcext:value-type="float">
            <text:p>5.5294</text:p>
          </table:table-cell>
          <table:table-cell office:value-type="float" office:value="6.05005" calcext:value-type="float">
            <text:p>6.05005</text:p>
          </table:table-cell>
          <table:table-cell table:number-columns-repeated="9"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5.12146" calcext:value-type="float">
            <text:p>5.12146</text:p>
          </table:table-cell>
          <table:table-cell office:value-type="float" office:value="6.98049" calcext:value-type="float">
            <text:p>6.98049</text:p>
          </table:table-cell>
          <table:table-cell office:value-type="float" office:value="7.61085" calcext:value-type="float">
            <text:p>7.61085</text:p>
          </table:table-cell>
          <table:table-cell table:number-columns-repeated="9"/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6.1296" calcext:value-type="float">
            <text:p>6.1296</text:p>
          </table:table-cell>
          <table:table-cell office:value-type="float" office:value="8.44738" calcext:value-type="float">
            <text:p>8.44738</text:p>
          </table:table-cell>
          <table:table-cell office:value-type="float" office:value="9.20471" calcext:value-type="float">
            <text:p>9.20471</text:p>
          </table:table-cell>
          <table:table-cell table:number-columns-repeated="9"/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7.23508" calcext:value-type="float">
            <text:p>7.23508</text:p>
          </table:table-cell>
          <table:table-cell office:value-type="float" office:value="9.94328" calcext:value-type="float">
            <text:p>9.94328</text:p>
          </table:table-cell>
          <table:table-cell office:value-type="float" office:value="10.8257" calcext:value-type="float">
            <text:p>10.8257</text:p>
          </table:table-cell>
          <table:table-cell table:number-columns-repeated="9"/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8.29392" calcext:value-type="float">
            <text:p>8.29392</text:p>
          </table:table-cell>
          <table:table-cell office:value-type="float" office:value="11.438" calcext:value-type="float">
            <text:p>11.438</text:p>
          </table:table-cell>
          <table:table-cell office:value-type="float" office:value="12.4505" calcext:value-type="float">
            <text:p>12.4505</text:p>
          </table:table-cell>
          <table:table-cell table:number-columns-repeated="9"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9.44454" calcext:value-type="float">
            <text:p>9.44454</text:p>
          </table:table-cell>
          <table:table-cell office:value-type="float" office:value="12.9221" calcext:value-type="float">
            <text:p>12.9221</text:p>
          </table:table-cell>
          <table:table-cell office:value-type="float" office:value="14.1514" calcext:value-type="float">
            <text:p>14.1514</text:p>
          </table:table-cell>
          <table:table-cell table:number-columns-repeated="9"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10.4708" calcext:value-type="float">
            <text:p>10.4708</text:p>
          </table:table-cell>
          <table:table-cell office:value-type="float" office:value="14.4155" calcext:value-type="float">
            <text:p>14.4155</text:p>
          </table:table-cell>
          <table:table-cell office:value-type="float" office:value="15.7925" calcext:value-type="float">
            <text:p>15.7925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Quick Sort</text:p>
          </table:table-cell>
          <table:table-cell office:value-type="string" calcext:value-type="string">
            <text:p>Integers</text:p>
          </table:table-cell>
          <table:table-cell office:value-type="string" calcext:value-type="string">
            <text:p>Doubles</text:p>
          </table:table-cell>
          <table:table-cell table:number-columns-repeated="10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161351" calcext:value-type="float">
            <text:p>0.161351</text:p>
          </table:table-cell>
          <table:table-cell office:value-type="float" office:value="0.17856" calcext:value-type="float">
            <text:p>0.17856</text:p>
          </table:table-cell>
          <table:table-cell table:number-columns-repeated="10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.328769" calcext:value-type="float">
            <text:p>0.328769</text:p>
          </table:table-cell>
          <table:table-cell office:value-type="float" office:value="0.349967" calcext:value-type="float">
            <text:p>0.349967</text:p>
          </table:table-cell>
          <table:table-cell table:number-columns-repeated="10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0.870329" calcext:value-type="float">
            <text:p>0.870329</text:p>
          </table:table-cell>
          <table:table-cell office:value-type="float" office:value="0.913608" calcext:value-type="float">
            <text:p>0.913608</text:p>
          </table:table-cell>
          <table:table-cell table:number-columns-repeated="10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.84134" calcext:value-type="float">
            <text:p>1.84134</text:p>
          </table:table-cell>
          <table:table-cell office:value-type="float" office:value="1.94754" calcext:value-type="float">
            <text:p>1.94754</text:p>
          </table:table-cell>
          <table:table-cell table:number-columns-repeated="10"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2.80114" calcext:value-type="float">
            <text:p>2.80114</text:p>
          </table:table-cell>
          <table:table-cell office:value-type="float" office:value="2.9759" calcext:value-type="float">
            <text:p>2.9759</text:p>
          </table:table-cell>
          <table:table-cell table:number-columns-repeated="10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3.8928" calcext:value-type="float">
            <text:p>3.8928</text:p>
          </table:table-cell>
          <table:table-cell office:value-type="float" office:value="4.05975" calcext:value-type="float">
            <text:p>4.05975</text:p>
          </table:table-cell>
          <table:table-cell table:number-columns-repeated="10"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4.92254" calcext:value-type="float">
            <text:p>4.92254</text:p>
          </table:table-cell>
          <table:table-cell office:value-type="float" office:value="5.12146" calcext:value-type="float">
            <text:p>5.12146</text:p>
          </table:table-cell>
          <table:table-cell table:number-columns-repeated="10"/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5.85774" calcext:value-type="float">
            <text:p>5.85774</text:p>
          </table:table-cell>
          <table:table-cell office:value-type="float" office:value="6.1296" calcext:value-type="float">
            <text:p>6.1296</text:p>
          </table:table-cell>
          <table:table-cell table:number-columns-repeated="10"/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6.77387" calcext:value-type="float">
            <text:p>6.77387</text:p>
          </table:table-cell>
          <table:table-cell office:value-type="float" office:value="7.23508" calcext:value-type="float">
            <text:p>7.23508</text:p>
          </table:table-cell>
          <table:table-cell table:number-columns-repeated="10"/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7.91911" calcext:value-type="float">
            <text:p>7.91911</text:p>
          </table:table-cell>
          <table:table-cell office:value-type="float" office:value="8.29392" calcext:value-type="float">
            <text:p>8.29392</text:p>
          </table:table-cell>
          <table:table-cell table:number-columns-repeated="10"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8.84967" calcext:value-type="float">
            <text:p>8.84967</text:p>
          </table:table-cell>
          <table:table-cell office:value-type="float" office:value="9.44454" calcext:value-type="float">
            <text:p>9.44454</text:p>
          </table:table-cell>
          <table:table-cell table:number-columns-repeated="10"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9.85659" calcext:value-type="float">
            <text:p>9.85659</text:p>
          </table:table-cell>
          <table:table-cell office:value-type="float" office:value="10.4708" calcext:value-type="float">
            <text:p>10.4708</text:p>
          </table:table-cell>
          <table:table-cell table:number-columns-repeated="10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Merge</text:p>
          </table:table-cell>
          <table:table-cell office:value-type="string" calcext:value-type="string">
            <text:p>Integers</text:p>
          </table:table-cell>
          <table:table-cell office:value-type="string" calcext:value-type="string">
            <text:p>Doubles</text:p>
          </table:table-cell>
          <table:table-cell table:number-columns-repeated="10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227108" calcext:value-type="float">
            <text:p>0.227108</text:p>
          </table:table-cell>
          <table:table-cell office:value-type="float" office:value="0.237136" calcext:value-type="float">
            <text:p>0.237136</text:p>
          </table:table-cell>
          <table:table-cell table:number-columns-repeated="10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.445868" calcext:value-type="float">
            <text:p>0.445868</text:p>
          </table:table-cell>
          <table:table-cell office:value-type="float" office:value="0.481671" calcext:value-type="float">
            <text:p>0.481671</text:p>
          </table:table-cell>
          <table:table-cell table:number-columns-repeated="10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.19392" calcext:value-type="float">
            <text:p>1.19392</text:p>
          </table:table-cell>
          <table:table-cell office:value-type="float" office:value="1.26447" calcext:value-type="float">
            <text:p>1.26447</text:p>
          </table:table-cell>
          <table:table-cell table:number-columns-repeated="10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.63208" calcext:value-type="float">
            <text:p>2.63208</text:p>
          </table:table-cell>
          <table:table-cell office:value-type="float" office:value="2.66384" calcext:value-type="float">
            <text:p>2.66384</text:p>
          </table:table-cell>
          <table:table-cell table:number-columns-repeated="10"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4.01576" calcext:value-type="float">
            <text:p>4.01576</text:p>
          </table:table-cell>
          <table:table-cell office:value-type="float" office:value="4.06396" calcext:value-type="float">
            <text:p>4.06396</text:p>
          </table:table-cell>
          <table:table-cell table:number-columns-repeated="10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5.14584" calcext:value-type="float">
            <text:p>5.14584</text:p>
          </table:table-cell>
          <table:table-cell office:value-type="float" office:value="5.5294" calcext:value-type="float">
            <text:p>5.5294</text:p>
          </table:table-cell>
          <table:table-cell table:number-columns-repeated="10"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6.72955" calcext:value-type="float">
            <text:p>6.72955</text:p>
          </table:table-cell>
          <table:table-cell office:value-type="float" office:value="6.98049" calcext:value-type="float">
            <text:p>6.98049</text:p>
          </table:table-cell>
          <table:table-cell table:number-columns-repeated="10"/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7.84057" calcext:value-type="float">
            <text:p>7.84057</text:p>
          </table:table-cell>
          <table:table-cell office:value-type="float" office:value="8.44738" calcext:value-type="float">
            <text:p>8.44738</text:p>
          </table:table-cell>
          <table:table-cell table:number-columns-repeated="10"/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9.43357" calcext:value-type="float">
            <text:p>9.43357</text:p>
          </table:table-cell>
          <table:table-cell office:value-type="float" office:value="9.94328" calcext:value-type="float">
            <text:p>9.94328</text:p>
          </table:table-cell>
          <table:table-cell table:number-columns-repeated="10"/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10.6222" calcext:value-type="float">
            <text:p>10.6222</text:p>
          </table:table-cell>
          <table:table-cell office:value-type="float" office:value="11.438" calcext:value-type="float">
            <text:p>11.438</text:p>
          </table:table-cell>
          <table:table-cell table:number-columns-repeated="10"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12.2591" calcext:value-type="float">
            <text:p>12.2591</text:p>
          </table:table-cell>
          <table:table-cell office:value-type="float" office:value="12.9221" calcext:value-type="float">
            <text:p>12.9221</text:p>
          </table:table-cell>
          <table:table-cell table:number-columns-repeated="10"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13.3924" calcext:value-type="float">
            <text:p>13.3924</text:p>
          </table:table-cell>
          <table:table-cell office:value-type="float" office:value="14.4155" calcext:value-type="float">
            <text:p>14.4155</text:p>
          </table:table-cell>
          <table:table-cell table:number-columns-repeated="10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Algorithm Sort</text:p>
          </table:table-cell>
          <table:table-cell office:value-type="string" calcext:value-type="string">
            <text:p>Integers</text:p>
          </table:table-cell>
          <table:table-cell office:value-type="string" calcext:value-type="string">
            <text:p>Doubles</text:p>
          </table:table-cell>
          <table:table-cell table:number-columns-repeated="10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252293" calcext:value-type="float">
            <text:p>0.252293</text:p>
          </table:table-cell>
          <table:table-cell office:value-type="float" office:value="0.25077" calcext:value-type="float">
            <text:p>0.25077</text:p>
          </table:table-cell>
          <table:table-cell table:number-columns-repeated="10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.506061" calcext:value-type="float">
            <text:p>0.506061</text:p>
          </table:table-cell>
          <table:table-cell office:value-type="float" office:value="0.521784" calcext:value-type="float">
            <text:p>0.521784</text:p>
          </table:table-cell>
          <table:table-cell table:number-columns-repeated="10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.33873" calcext:value-type="float">
            <text:p>1.33873</text:p>
          </table:table-cell>
          <table:table-cell office:value-type="float" office:value="1.37521" calcext:value-type="float">
            <text:p>1.37521</text:p>
          </table:table-cell>
          <table:table-cell table:number-columns-repeated="10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.85286" calcext:value-type="float">
            <text:p>2.85286</text:p>
          </table:table-cell>
          <table:table-cell office:value-type="float" office:value="2.88156" calcext:value-type="float">
            <text:p>2.88156</text:p>
          </table:table-cell>
          <table:table-cell table:number-columns-repeated="10"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4.41503" calcext:value-type="float">
            <text:p>4.41503</text:p>
          </table:table-cell>
          <table:table-cell office:value-type="float" office:value="4.42229" calcext:value-type="float">
            <text:p>4.42229</text:p>
          </table:table-cell>
          <table:table-cell table:number-columns-repeated="10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5.87331" calcext:value-type="float">
            <text:p>5.87331</text:p>
          </table:table-cell>
          <table:table-cell office:value-type="float" office:value="6.05005" calcext:value-type="float">
            <text:p>6.05005</text:p>
          </table:table-cell>
          <table:table-cell table:number-columns-repeated="10"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7.21993" calcext:value-type="float">
            <text:p>7.21993</text:p>
          </table:table-cell>
          <table:table-cell office:value-type="float" office:value="7.61085" calcext:value-type="float">
            <text:p>7.61085</text:p>
          </table:table-cell>
          <table:table-cell table:number-columns-repeated="10"/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8.83853" calcext:value-type="float">
            <text:p>8.83853</text:p>
          </table:table-cell>
          <table:table-cell office:value-type="float" office:value="9.20471" calcext:value-type="float">
            <text:p>9.20471</text:p>
          </table:table-cell>
          <table:table-cell table:number-columns-repeated="10"/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10.5545" calcext:value-type="float">
            <text:p>10.5545</text:p>
          </table:table-cell>
          <table:table-cell office:value-type="float" office:value="10.8257" calcext:value-type="float">
            <text:p>10.8257</text:p>
          </table:table-cell>
          <table:table-cell table:number-columns-repeated="10"/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11.8982" calcext:value-type="float">
            <text:p>11.8982</text:p>
          </table:table-cell>
          <table:table-cell office:value-type="float" office:value="12.4505" calcext:value-type="float">
            <text:p>12.4505</text:p>
          </table:table-cell>
          <table:table-cell table:number-columns-repeated="10"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13.4923" calcext:value-type="float">
            <text:p>13.4923</text:p>
          </table:table-cell>
          <table:table-cell office:value-type="float" office:value="14.1514" calcext:value-type="float">
            <text:p>14.1514</text:p>
          </table:table-cell>
          <table:table-cell table:number-columns-repeated="10"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15.1351" calcext:value-type="float">
            <text:p>15.1351</text:p>
          </table:table-cell>
          <table:table-cell office:value-type="float" office:value="15.7925" calcext:value-type="float">
            <text:p>15.792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2">00/00/0000</text:date>, <text:time style:data-style-name="N2" text:time-value="18:11:57.3522204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21:20:55.581870599</meta:creation-date>
    <dc:date>2024-11-22T11:35:39.717507547</dc:date>
    <meta:editing-duration>PT13H10M41S</meta:editing-duration>
    <meta:editing-cycles>3</meta:editing-cycles>
    <meta:generator>LibreOffice/24.2.6.2$Linux_X86_64 LibreOffice_project/420$Build-2</meta:generator>
    <meta:document-statistic meta:table-count="1" meta:cell-count="233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opacity="57%"/>
    </style:style>
    <style:style style:name="ch2" style:family="chart">
      <style:chart-properties chart:auto-position="true" style:rotation-angle="0"/>
      <style:text-properties fo:font-family="MathJax_Main" style:font-style-name="Regular" fo:font-size="13pt" style:font-size-asian="13pt" style:font-size-complex="13pt"/>
    </style:style>
    <style:style style:name="ch3" style:family="chart">
      <style:chart-properties chart:auto-position="true" style:rotation-angle="0"/>
      <style:text-properties fo:font-family="MathJax_Main" style:font-style-name="Regular"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MathJax_Main" style:font-style-name="Regular"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family="MathJax_Main" style:font-style-name="Regular"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MathJax_Main" style:font-style-name="Regular"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MathJax_Main" style:font-style-name="Regular"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MathJax_Main" style:font-style-name="Regular"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7cm" svg:height="9.003cm" xlink:href=".." xlink:type="simple" chart:class="chart:scatter" chart:style-name="ch1">
        <chart:title svg:x="6.734cm" svg:y="0.316cm" chart:style-name="ch2">
          <text:p>Size v. Time</text:p>
        </chart:title>
        <chart:subtitle svg:x="7.25cm" svg:y="1.301cm" chart:style-name="ch3">
          <text:p>Integers</text:p>
        </chart:subtitle>
        <chart:legend chart:legend-position="end" svg:x="11.948cm" svg:y="3.663cm" style:legend-expansion="high" chart:style-name="ch4"/>
        <chart:plot-area chart:style-name="ch5" table:cell-range-address="Sheet1.A7:Sheet1.D18 Sheet1.B6:Sheet1.D6" chart:data-source-has-labels="row" svg:x="1.701cm" svg:y="2.19cm" svg:width="9.927cm" svg:height="5.652cm">
          <chart:coordinate-region svg:x="2.296cm" svg:y="2.403cm" svg:width="8.642cm" svg:height="4.765cm"/>
          <chart:axis chart:dimension="x" chart:name="primary-x" chart:style-name="ch6">
            <chart:title svg:x="5.892cm" svg:y="8.022cm" chart:style-name="ch7">
              <text:p>Array Size</text:p>
            </chart:title>
          </chart:axis>
          <chart:axis chart:dimension="y" chart:name="primary-y" chart:style-name="ch8">
            <chart:title svg:x="0.451cm" svg:y="5.973cm" chart:style-name="ch9">
              <text:p>Sorting Time
</text:p>
            </chart:title>
            <chart:grid chart:style-name="ch10" chart:class="major"/>
          </chart:axis>
          <chart:series chart:style-name="ch11" chart:values-cell-range-address="Sheet1.B7:Sheet1.B18" chart:label-cell-address="Sheet1.B6:Sheet1.B6" chart:class="chart:scatter">
            <chart:domain table:cell-range-address="Sheet1.A7:Sheet1.A18"/>
            <chart:data-point chart:repeated="12"/>
          </chart:series>
          <chart:series chart:style-name="ch12" chart:values-cell-range-address="Sheet1.C7:Sheet1.C18" chart:label-cell-address="Sheet1.C6:Sheet1.C6" chart:class="chart:scatter">
            <chart:data-point chart:repeated="12"/>
          </chart:series>
          <chart:series chart:style-name="ch13" chart:values-cell-range-address="Sheet1.D7:Sheet1.D18" chart:label-cell-address="Sheet1.D6:Sheet1.D6" chart:class="chart:scatter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uick Sort</text:p>
                <draw:g>
                  <svg:desc>Sheet1.B6:Sheet1.B6</svg:desc>
                </draw:g>
              </table:table-cell>
              <table:table-cell office:value-type="string">
                <text:p>Merge Sort</text:p>
                <draw:g>
                  <svg:desc>Sheet1.C6:Sheet1.C6</svg:desc>
                </draw:g>
              </table:table-cell>
              <table:table-cell office:value-type="string">
                <text:p>Algorithm Library</text:p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">
                <text:p>1000000</text:p>
                <draw:g>
                  <svg:desc>Sheet1.A7:Sheet1.A18</svg:desc>
                </draw:g>
              </table:table-cell>
              <table:table-cell office:value-type="float" office:value="0.161351">
                <text:p>0.161351</text:p>
                <draw:g>
                  <svg:desc>Sheet1.B7:Sheet1.B18</svg:desc>
                </draw:g>
              </table:table-cell>
              <table:table-cell office:value-type="float" office:value="0.227108">
                <text:p>0.227108</text:p>
                <draw:g>
                  <svg:desc>Sheet1.C7:Sheet1.C18</svg:desc>
                </draw:g>
              </table:table-cell>
              <table:table-cell office:value-type="float" office:value="0.252293">
                <text:p>0.252293</text:p>
                <draw:g>
                  <svg:desc>Sheet1.D7:Sheet1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0">
                <text:p>2000000</text:p>
              </table:table-cell>
              <table:table-cell office:value-type="float" office:value="0.328769">
                <text:p>0.328769</text:p>
              </table:table-cell>
              <table:table-cell office:value-type="float" office:value="0.445868">
                <text:p>0.445868</text:p>
              </table:table-cell>
              <table:table-cell office:value-type="float" office:value="0.506061">
                <text:p>0.5060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0.870329">
                <text:p>0.870329</text:p>
              </table:table-cell>
              <table:table-cell office:value-type="float" office:value="1.19392">
                <text:p>1.19392</text:p>
              </table:table-cell>
              <table:table-cell office:value-type="float" office:value="1.33873">
                <text:p>1.338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0">
                <text:p>10000000</text:p>
              </table:table-cell>
              <table:table-cell office:value-type="float" office:value="1.84134">
                <text:p>1.84134</text:p>
              </table:table-cell>
              <table:table-cell office:value-type="float" office:value="2.63208">
                <text:p>2.63208</text:p>
              </table:table-cell>
              <table:table-cell office:value-type="float" office:value="2.85286">
                <text:p>2.85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0000">
                <text:p>15000000</text:p>
              </table:table-cell>
              <table:table-cell office:value-type="float" office:value="2.80114">
                <text:p>2.80114</text:p>
              </table:table-cell>
              <table:table-cell office:value-type="float" office:value="4.01576">
                <text:p>4.01576</text:p>
              </table:table-cell>
              <table:table-cell office:value-type="float" office:value="4.41503">
                <text:p>4.415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000">
                <text:p>20000000</text:p>
              </table:table-cell>
              <table:table-cell office:value-type="float" office:value="3.8928">
                <text:p>3.8928</text:p>
              </table:table-cell>
              <table:table-cell office:value-type="float" office:value="5.14584">
                <text:p>5.14584</text:p>
              </table:table-cell>
              <table:table-cell office:value-type="float" office:value="5.87331">
                <text:p>5.873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0000">
                <text:p>25000000</text:p>
              </table:table-cell>
              <table:table-cell office:value-type="float" office:value="4.92254">
                <text:p>4.92254</text:p>
              </table:table-cell>
              <table:table-cell office:value-type="float" office:value="6.72955">
                <text:p>6.72955</text:p>
              </table:table-cell>
              <table:table-cell office:value-type="float" office:value="7.21993">
                <text:p>7.219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000">
                <text:p>30000000</text:p>
              </table:table-cell>
              <table:table-cell office:value-type="float" office:value="5.85774">
                <text:p>5.85774</text:p>
              </table:table-cell>
              <table:table-cell office:value-type="float" office:value="7.84057">
                <text:p>7.84057</text:p>
              </table:table-cell>
              <table:table-cell office:value-type="float" office:value="8.83853">
                <text:p>8.838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000000">
                <text:p>35000000</text:p>
              </table:table-cell>
              <table:table-cell office:value-type="float" office:value="6.77387">
                <text:p>6.77387</text:p>
              </table:table-cell>
              <table:table-cell office:value-type="float" office:value="9.43357">
                <text:p>9.43357</text:p>
              </table:table-cell>
              <table:table-cell office:value-type="float" office:value="10.5545">
                <text:p>10.55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0000">
                <text:p>40000000</text:p>
              </table:table-cell>
              <table:table-cell office:value-type="float" office:value="7.91911">
                <text:p>7.91911</text:p>
              </table:table-cell>
              <table:table-cell office:value-type="float" office:value="10.6222">
                <text:p>10.6222</text:p>
              </table:table-cell>
              <table:table-cell office:value-type="float" office:value="11.8982">
                <text:p>11.89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000000">
                <text:p>45000000</text:p>
              </table:table-cell>
              <table:table-cell office:value-type="float" office:value="8.84967">
                <text:p>8.84967</text:p>
              </table:table-cell>
              <table:table-cell office:value-type="float" office:value="12.2591">
                <text:p>12.2591</text:p>
              </table:table-cell>
              <table:table-cell office:value-type="float" office:value="13.4923">
                <text:p>13.49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000">
                <text:p>50000000</text:p>
              </table:table-cell>
              <table:table-cell office:value-type="float" office:value="9.85659">
                <text:p>9.85659</text:p>
              </table:table-cell>
              <table:table-cell office:value-type="float" office:value="13.3924">
                <text:p>13.3924</text:p>
              </table:table-cell>
              <table:table-cell office:value-type="float" office:value="15.1351">
                <text:p>15.13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MathJax_Main" style:font-style-name="Regular" fo:font-size="13pt" style:font-size-asian="13pt" style:font-size-complex="13pt"/>
    </style:style>
    <style:style style:name="ch3" style:family="chart">
      <style:chart-properties chart:auto-position="true" style:rotation-angle="0"/>
      <style:text-properties fo:font-family="MathJax_Main" style:font-style-name="Regular"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MathJax_Math" style:font-style-name="Regular"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family="MathJax_Main" style:font-style-name="Regular"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MathJax_Main" style:font-style-name="Regular"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MathJax_Main" style:font-style-name="Regular"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MathJax_Main" style:font-style-name="Regular"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7cm" svg:height="9.002cm" xlink:href=".." xlink:type="simple" chart:class="chart:scatter" chart:style-name="ch1">
        <chart:title svg:x="6.734cm" svg:y="0.316cm" chart:style-name="ch2">
          <text:p>Size v. Time</text:p>
        </chart:title>
        <chart:subtitle svg:x="7.329cm" svg:y="1.301cm" chart:style-name="ch3">
          <text:p>Double</text:p>
        </chart:subtitle>
        <chart:legend chart:legend-position="end" svg:x="11.842cm" svg:y="3.822cm" style:legend-expansion="high" chart:style-name="ch4"/>
        <chart:plot-area chart:style-name="ch5" table:cell-range-address="Sheet1.A23:Sheet1.D34 Sheet1.B22:Sheet1.D22" chart:data-source-has-labels="row" svg:x="1.331cm" svg:y="2.19cm" svg:width="10.191cm" svg:height="5.651cm">
          <chart:coordinate-region svg:x="1.926cm" svg:y="2.403cm" svg:width="8.906cm" svg:height="4.764cm"/>
          <chart:axis chart:dimension="x" chart:name="primary-x" chart:style-name="ch6">
            <chart:title svg:x="5.654cm" svg:y="8.021cm" chart:style-name="ch7">
              <text:p>Array Size</text:p>
            </chart:title>
          </chart:axis>
          <chart:axis chart:dimension="y" chart:name="primary-y" chart:style-name="ch8">
            <chart:title svg:x="0.451cm" svg:y="5.972cm" chart:style-name="ch9">
              <text:p>Sorting Time</text:p>
            </chart:title>
            <chart:grid chart:style-name="ch10" chart:class="major"/>
          </chart:axis>
          <chart:series chart:style-name="ch11" chart:values-cell-range-address="Sheet1.B23:Sheet1.B34" chart:label-cell-address="Sheet1.B22:Sheet1.B22" chart:class="chart:scatter">
            <chart:domain table:cell-range-address="Sheet1.A23:Sheet1.A34"/>
            <chart:data-point chart:repeated="12"/>
          </chart:series>
          <chart:series chart:style-name="ch12" chart:values-cell-range-address="Sheet1.C23:Sheet1.C34" chart:label-cell-address="Sheet1.C22:Sheet1.C22" chart:class="chart:scatter">
            <chart:data-point chart:repeated="12"/>
          </chart:series>
          <chart:series chart:style-name="ch13" chart:values-cell-range-address="Sheet1.D23:Sheet1.D34" chart:label-cell-address="Sheet1.D22:Sheet1.D22" chart:class="chart:scatter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uick Sort</text:p>
                <draw:g>
                  <svg:desc>Sheet1.B22:Sheet1.B22</svg:desc>
                </draw:g>
              </table:table-cell>
              <table:table-cell office:value-type="string">
                <text:p>Merge Sort</text:p>
                <draw:g>
                  <svg:desc>Sheet1.C22:Sheet1.C22</svg:desc>
                </draw:g>
              </table:table-cell>
              <table:table-cell office:value-type="string">
                <text:p>Algorithm Library</text:p>
                <draw:g>
                  <svg:desc>Sheet1.D22:Sheet1.D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">
                <text:p>1000000</text:p>
                <draw:g>
                  <svg:desc>Sheet1.A23:Sheet1.A34</svg:desc>
                </draw:g>
              </table:table-cell>
              <table:table-cell office:value-type="float" office:value="0.17856">
                <text:p>0.17856</text:p>
                <draw:g>
                  <svg:desc>Sheet1.B23:Sheet1.B34</svg:desc>
                </draw:g>
              </table:table-cell>
              <table:table-cell office:value-type="float" office:value="0.237136">
                <text:p>0.237136</text:p>
                <draw:g>
                  <svg:desc>Sheet1.C23:Sheet1.C34</svg:desc>
                </draw:g>
              </table:table-cell>
              <table:table-cell office:value-type="float" office:value="0.25077">
                <text:p>0.25077</text:p>
                <draw:g>
                  <svg:desc>Sheet1.D23:Sheet1.D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0">
                <text:p>2000000</text:p>
              </table:table-cell>
              <table:table-cell office:value-type="float" office:value="0.349967">
                <text:p>0.349967</text:p>
              </table:table-cell>
              <table:table-cell office:value-type="float" office:value="0.481671">
                <text:p>0.481671</text:p>
              </table:table-cell>
              <table:table-cell office:value-type="float" office:value="0.521784">
                <text:p>0.5217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0.913608">
                <text:p>0.913608</text:p>
              </table:table-cell>
              <table:table-cell office:value-type="float" office:value="1.26447">
                <text:p>1.26447</text:p>
              </table:table-cell>
              <table:table-cell office:value-type="float" office:value="1.37521">
                <text:p>1.375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0">
                <text:p>10000000</text:p>
              </table:table-cell>
              <table:table-cell office:value-type="float" office:value="1.94754">
                <text:p>1.94754</text:p>
              </table:table-cell>
              <table:table-cell office:value-type="float" office:value="2.66384">
                <text:p>2.66384</text:p>
              </table:table-cell>
              <table:table-cell office:value-type="float" office:value="2.88156">
                <text:p>2.881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0000">
                <text:p>15000000</text:p>
              </table:table-cell>
              <table:table-cell office:value-type="float" office:value="2.9759">
                <text:p>2.9759</text:p>
              </table:table-cell>
              <table:table-cell office:value-type="float" office:value="4.06396">
                <text:p>4.06396</text:p>
              </table:table-cell>
              <table:table-cell office:value-type="float" office:value="4.42229">
                <text:p>4.422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000">
                <text:p>20000000</text:p>
              </table:table-cell>
              <table:table-cell office:value-type="float" office:value="4.05975">
                <text:p>4.05975</text:p>
              </table:table-cell>
              <table:table-cell office:value-type="float" office:value="5.5294">
                <text:p>5.5294</text:p>
              </table:table-cell>
              <table:table-cell office:value-type="float" office:value="6.05005">
                <text:p>6.05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0000">
                <text:p>25000000</text:p>
              </table:table-cell>
              <table:table-cell office:value-type="float" office:value="5.12146">
                <text:p>5.12146</text:p>
              </table:table-cell>
              <table:table-cell office:value-type="float" office:value="6.98049">
                <text:p>6.98049</text:p>
              </table:table-cell>
              <table:table-cell office:value-type="float" office:value="7.61085">
                <text:p>7.61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000">
                <text:p>30000000</text:p>
              </table:table-cell>
              <table:table-cell office:value-type="float" office:value="6.1296">
                <text:p>6.1296</text:p>
              </table:table-cell>
              <table:table-cell office:value-type="float" office:value="8.44738">
                <text:p>8.44738</text:p>
              </table:table-cell>
              <table:table-cell office:value-type="float" office:value="9.20471">
                <text:p>9.204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000000">
                <text:p>35000000</text:p>
              </table:table-cell>
              <table:table-cell office:value-type="float" office:value="7.23508">
                <text:p>7.23508</text:p>
              </table:table-cell>
              <table:table-cell office:value-type="float" office:value="9.94328">
                <text:p>9.94328</text:p>
              </table:table-cell>
              <table:table-cell office:value-type="float" office:value="10.8257">
                <text:p>10.82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0000">
                <text:p>40000000</text:p>
              </table:table-cell>
              <table:table-cell office:value-type="float" office:value="8.29392">
                <text:p>8.29392</text:p>
              </table:table-cell>
              <table:table-cell office:value-type="float" office:value="11.438">
                <text:p>11.438</text:p>
              </table:table-cell>
              <table:table-cell office:value-type="float" office:value="12.4505">
                <text:p>12.45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000000">
                <text:p>45000000</text:p>
              </table:table-cell>
              <table:table-cell office:value-type="float" office:value="9.44454">
                <text:p>9.44454</text:p>
              </table:table-cell>
              <table:table-cell office:value-type="float" office:value="12.9221">
                <text:p>12.9221</text:p>
              </table:table-cell>
              <table:table-cell office:value-type="float" office:value="14.1514">
                <text:p>14.15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000">
                <text:p>50000000</text:p>
              </table:table-cell>
              <table:table-cell office:value-type="float" office:value="10.4708">
                <text:p>10.4708</text:p>
              </table:table-cell>
              <table:table-cell office:value-type="float" office:value="14.4155">
                <text:p>14.4155</text:p>
              </table:table-cell>
              <table:table-cell office:value-type="float" office:value="15.7925">
                <text:p>15.79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86cm" svg:y="0.316cm" chart:style-name="ch2">
          <text:p>Size v. Time</text:p>
        </chart:title>
        <chart:subtitle svg:x="7.004cm" svg:y="1.275cm" chart:style-name="ch3">
          <text:p>Quick Sort</text:p>
        </chart:subtitle>
        <chart:legend chart:legend-position="end" svg:x="13.412cm" svg:y="3.952cm" style:legend-expansion="high" chart:style-name="ch4"/>
        <chart:plot-area chart:style-name="ch5" table:cell-range-address="Sheet1.A38:Sheet1.C49 Sheet1.B37:Sheet1.C37" chart:data-source-has-labels="row" svg:x="1.331cm" svg:y="2.138cm" svg:width="11.761cm" svg:height="5.701cm">
          <chart:coordinate-region svg:x="1.952cm" svg:y="2.337cm" svg:width="10.384cm" svg:height="4.855cm"/>
          <chart:axis chart:dimension="x" chart:name="primary-x" chart:style-name="ch6">
            <chart:title svg:x="6.426cm" svg:y="8.019cm" chart:style-name="ch7">
              <text:p>Array Size</text:p>
            </chart:title>
          </chart:axis>
          <chart:axis chart:dimension="y" chart:name="primary-y" chart:style-name="ch8">
            <chart:title svg:x="0.451cm" svg:y="5.945cm" chart:style-name="ch9">
              <text:p>Sorting Time</text:p>
            </chart:title>
            <chart:grid chart:style-name="ch10" chart:class="major"/>
          </chart:axis>
          <chart:series chart:style-name="ch11" chart:values-cell-range-address="Sheet1.B38:Sheet1.B49" chart:label-cell-address="Sheet1.B37:Sheet1.B37" chart:class="chart:scatter">
            <chart:domain table:cell-range-address="Sheet1.A38:Sheet1.A49"/>
            <chart:data-point chart:repeated="12"/>
          </chart:series>
          <chart:series chart:style-name="ch12" chart:values-cell-range-address="Sheet1.C38:Sheet1.C49" chart:label-cell-address="Sheet1.C37:Sheet1.C37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tegers</text:p>
                <draw:g>
                  <svg:desc>Sheet1.B37:Sheet1.B37</svg:desc>
                </draw:g>
              </table:table-cell>
              <table:table-cell office:value-type="string">
                <text:p>Doubles</text:p>
                <draw:g>
                  <svg:desc>Sheet1.C37:Sheet1.C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">
                <text:p>1000000</text:p>
                <draw:g>
                  <svg:desc>Sheet1.A38:Sheet1.A49</svg:desc>
                </draw:g>
              </table:table-cell>
              <table:table-cell office:value-type="float" office:value="0.161351">
                <text:p>0.161351</text:p>
                <draw:g>
                  <svg:desc>Sheet1.B38:Sheet1.B49</svg:desc>
                </draw:g>
              </table:table-cell>
              <table:table-cell office:value-type="float" office:value="0.17856">
                <text:p>0.17856</text:p>
                <draw:g>
                  <svg:desc>Sheet1.C38:Sheet1.C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0">
                <text:p>2000000</text:p>
              </table:table-cell>
              <table:table-cell office:value-type="float" office:value="0.328769">
                <text:p>0.328769</text:p>
              </table:table-cell>
              <table:table-cell office:value-type="float" office:value="0.349967">
                <text:p>0.3499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0.870329">
                <text:p>0.870329</text:p>
              </table:table-cell>
              <table:table-cell office:value-type="float" office:value="0.913608">
                <text:p>0.9136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0">
                <text:p>10000000</text:p>
              </table:table-cell>
              <table:table-cell office:value-type="float" office:value="1.84134">
                <text:p>1.84134</text:p>
              </table:table-cell>
              <table:table-cell office:value-type="float" office:value="1.94754">
                <text:p>1.947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0000">
                <text:p>15000000</text:p>
              </table:table-cell>
              <table:table-cell office:value-type="float" office:value="2.80114">
                <text:p>2.80114</text:p>
              </table:table-cell>
              <table:table-cell office:value-type="float" office:value="2.9759">
                <text:p>2.97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000">
                <text:p>20000000</text:p>
              </table:table-cell>
              <table:table-cell office:value-type="float" office:value="3.8928">
                <text:p>3.8928</text:p>
              </table:table-cell>
              <table:table-cell office:value-type="float" office:value="4.05975">
                <text:p>4.059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0000">
                <text:p>25000000</text:p>
              </table:table-cell>
              <table:table-cell office:value-type="float" office:value="4.92254">
                <text:p>4.92254</text:p>
              </table:table-cell>
              <table:table-cell office:value-type="float" office:value="5.12146">
                <text:p>5.121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000">
                <text:p>30000000</text:p>
              </table:table-cell>
              <table:table-cell office:value-type="float" office:value="5.85774">
                <text:p>5.85774</text:p>
              </table:table-cell>
              <table:table-cell office:value-type="float" office:value="6.1296">
                <text:p>6.12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000000">
                <text:p>35000000</text:p>
              </table:table-cell>
              <table:table-cell office:value-type="float" office:value="6.77387">
                <text:p>6.77387</text:p>
              </table:table-cell>
              <table:table-cell office:value-type="float" office:value="7.23508">
                <text:p>7.235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0000">
                <text:p>40000000</text:p>
              </table:table-cell>
              <table:table-cell office:value-type="float" office:value="7.91911">
                <text:p>7.91911</text:p>
              </table:table-cell>
              <table:table-cell office:value-type="float" office:value="8.29392">
                <text:p>8.293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000000">
                <text:p>45000000</text:p>
              </table:table-cell>
              <table:table-cell office:value-type="float" office:value="8.84967">
                <text:p>8.84967</text:p>
              </table:table-cell>
              <table:table-cell office:value-type="float" office:value="9.44454">
                <text:p>9.444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000">
                <text:p>50000000</text:p>
              </table:table-cell>
              <table:table-cell office:value-type="float" office:value="9.85659">
                <text:p>9.85659</text:p>
              </table:table-cell>
              <table:table-cell office:value-type="float" office:value="10.4708">
                <text:p>10.47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6cm" svg:height="9.003cm" xlink:href=".." xlink:type="simple" chart:class="chart:scatter" chart:style-name="ch1">
        <chart:title svg:x="6.694cm" svg:y="0.316cm" chart:style-name="ch2">
          <text:p>Size v. Time</text:p>
        </chart:title>
        <chart:subtitle svg:x="6.959cm" svg:y="1.275cm" chart:style-name="ch3">
          <text:p>Merge Sort</text:p>
        </chart:subtitle>
        <chart:legend chart:legend-position="end" svg:x="13.428cm" svg:y="3.953cm" style:legend-expansion="high" chart:style-name="ch4"/>
        <chart:plot-area chart:style-name="ch5" table:cell-range-address="Sheet1.A54:Sheet1.C65 Sheet1.B53:Sheet1.C53" chart:data-source-has-labels="row" svg:x="1.331cm" svg:y="2.138cm" svg:width="11.777cm" svg:height="5.704cm">
          <chart:coordinate-region svg:x="1.952cm" svg:y="2.337cm" svg:width="10.4cm" svg:height="4.858cm"/>
          <chart:axis chart:dimension="x" chart:name="primary-x" chart:style-name="ch6">
            <chart:title svg:x="6.434cm" svg:y="8.022cm" chart:style-name="ch7">
              <text:p>Array Size</text:p>
            </chart:title>
          </chart:axis>
          <chart:axis chart:dimension="y" chart:name="primary-y" chart:style-name="ch8">
            <chart:title svg:x="0.451cm" svg:y="5.947cm" chart:style-name="ch9">
              <text:p>Sorting Time</text:p>
            </chart:title>
            <chart:grid chart:style-name="ch10" chart:class="major"/>
          </chart:axis>
          <chart:series chart:style-name="ch11" chart:values-cell-range-address="Sheet1.B54:Sheet1.B65" chart:label-cell-address="Sheet1.B53:Sheet1.B53" chart:class="chart:scatter">
            <chart:domain table:cell-range-address="Sheet1.A54:Sheet1.A65"/>
            <chart:data-point chart:repeated="12"/>
          </chart:series>
          <chart:series chart:style-name="ch12" chart:values-cell-range-address="Sheet1.C54:Sheet1.C65" chart:label-cell-address="Sheet1.C53:Sheet1.C53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tegers</text:p>
                <draw:g>
                  <svg:desc>Sheet1.B53:Sheet1.B53</svg:desc>
                </draw:g>
              </table:table-cell>
              <table:table-cell office:value-type="string">
                <text:p>Doubles</text:p>
                <draw:g>
                  <svg:desc>Sheet1.C53:Sheet1.C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">
                <text:p>1000000</text:p>
                <draw:g>
                  <svg:desc>Sheet1.A54:Sheet1.A65</svg:desc>
                </draw:g>
              </table:table-cell>
              <table:table-cell office:value-type="float" office:value="0.227108">
                <text:p>0.227108</text:p>
                <draw:g>
                  <svg:desc>Sheet1.B54:Sheet1.B65</svg:desc>
                </draw:g>
              </table:table-cell>
              <table:table-cell office:value-type="float" office:value="0.237136">
                <text:p>0.237136</text:p>
                <draw:g>
                  <svg:desc>Sheet1.C54:Sheet1.C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0">
                <text:p>2000000</text:p>
              </table:table-cell>
              <table:table-cell office:value-type="float" office:value="0.445868">
                <text:p>0.445868</text:p>
              </table:table-cell>
              <table:table-cell office:value-type="float" office:value="0.481671">
                <text:p>0.4816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1.19392">
                <text:p>1.19392</text:p>
              </table:table-cell>
              <table:table-cell office:value-type="float" office:value="1.26447">
                <text:p>1.264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0">
                <text:p>10000000</text:p>
              </table:table-cell>
              <table:table-cell office:value-type="float" office:value="2.63208">
                <text:p>2.63208</text:p>
              </table:table-cell>
              <table:table-cell office:value-type="float" office:value="2.66384">
                <text:p>2.663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0000">
                <text:p>15000000</text:p>
              </table:table-cell>
              <table:table-cell office:value-type="float" office:value="4.01576">
                <text:p>4.01576</text:p>
              </table:table-cell>
              <table:table-cell office:value-type="float" office:value="4.06396">
                <text:p>4.063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000">
                <text:p>20000000</text:p>
              </table:table-cell>
              <table:table-cell office:value-type="float" office:value="5.14584">
                <text:p>5.14584</text:p>
              </table:table-cell>
              <table:table-cell office:value-type="float" office:value="5.5294">
                <text:p>5.52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0000">
                <text:p>25000000</text:p>
              </table:table-cell>
              <table:table-cell office:value-type="float" office:value="6.72955">
                <text:p>6.72955</text:p>
              </table:table-cell>
              <table:table-cell office:value-type="float" office:value="6.98049">
                <text:p>6.980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000">
                <text:p>30000000</text:p>
              </table:table-cell>
              <table:table-cell office:value-type="float" office:value="7.84057">
                <text:p>7.84057</text:p>
              </table:table-cell>
              <table:table-cell office:value-type="float" office:value="8.44738">
                <text:p>8.447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000000">
                <text:p>35000000</text:p>
              </table:table-cell>
              <table:table-cell office:value-type="float" office:value="9.43357">
                <text:p>9.43357</text:p>
              </table:table-cell>
              <table:table-cell office:value-type="float" office:value="9.94328">
                <text:p>9.943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0000">
                <text:p>40000000</text:p>
              </table:table-cell>
              <table:table-cell office:value-type="float" office:value="10.6222">
                <text:p>10.6222</text:p>
              </table:table-cell>
              <table:table-cell office:value-type="float" office:value="11.438">
                <text:p>11.4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000000">
                <text:p>45000000</text:p>
              </table:table-cell>
              <table:table-cell office:value-type="float" office:value="12.2591">
                <text:p>12.2591</text:p>
              </table:table-cell>
              <table:table-cell office:value-type="float" office:value="12.9221">
                <text:p>12.92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000">
                <text:p>50000000</text:p>
              </table:table-cell>
              <table:table-cell office:value-type="float" office:value="13.3924">
                <text:p>13.3924</text:p>
              </table:table-cell>
              <table:table-cell office:value-type="float" office:value="14.4155">
                <text:p>14.41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MathJax_Main" style:font-style-name="Regular" fo:font-size="13pt" style:font-size-asian="13pt" style:font-size-complex="13pt"/>
    </style:style>
    <style:style style:name="ch3" style:family="chart">
      <style:chart-properties chart:auto-position="true" style:rotation-angle="0"/>
      <style:text-properties fo:font-family="MathJax_Main" style:font-style-name="Regular"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MathJax_Main" style:font-style-name="Regular"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family="MathJax_Main" style:font-style-name="Regular"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MathJax_Main" style:font-style-name="Regular"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MathJax_Main" style:font-style-name="Regular"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MathJax_Main" style:font-style-name="Regular"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7cm" svg:height="9.002cm" xlink:href=".." xlink:type="simple" chart:class="chart:scatter" chart:style-name="ch1">
        <chart:title svg:x="6.734cm" svg:y="0.316cm" chart:style-name="ch2">
          <text:p>Size v. Time</text:p>
        </chart:title>
        <chart:subtitle svg:x="5.94cm" svg:y="1.301cm" chart:style-name="ch3">
          <text:p>Algorithm Library Sort</text:p>
        </chart:subtitle>
        <chart:legend chart:legend-position="end" svg:x="13.482cm" svg:y="3.926cm" style:legend-expansion="high" chart:style-name="ch4"/>
        <chart:plot-area chart:style-name="ch5" table:cell-range-address="Sheet1.A70:Sheet1.C81 Sheet1.B69:Sheet1.C69" chart:data-source-has-labels="row" svg:x="1.331cm" svg:y="2.19cm" svg:width="11.831cm" svg:height="5.651cm">
          <chart:coordinate-region svg:x="1.926cm" svg:y="2.403cm" svg:width="10.547cm" svg:height="4.764cm"/>
          <chart:axis chart:dimension="x" chart:name="primary-x" chart:style-name="ch6">
            <chart:title svg:x="6.474cm" svg:y="8.021cm" chart:style-name="ch7">
              <text:p>Array Size</text:p>
            </chart:title>
          </chart:axis>
          <chart:axis chart:dimension="y" chart:name="primary-y" chart:style-name="ch8">
            <chart:title svg:x="0.451cm" svg:y="5.972cm" chart:style-name="ch9">
              <text:p>Sorting Time</text:p>
            </chart:title>
            <chart:grid chart:style-name="ch10" chart:class="major"/>
          </chart:axis>
          <chart:series chart:style-name="ch11" chart:values-cell-range-address="Sheet1.B70:Sheet1.B81" chart:label-cell-address="Sheet1.B69:Sheet1.B69" chart:class="chart:scatter">
            <chart:domain table:cell-range-address="Sheet1.A70:Sheet1.A81"/>
            <chart:data-point chart:repeated="12"/>
          </chart:series>
          <chart:series chart:style-name="ch12" chart:values-cell-range-address="Sheet1.C70:Sheet1.C81" chart:label-cell-address="Sheet1.C69:Sheet1.C69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tegers</text:p>
                <draw:g>
                  <svg:desc>Sheet1.B69:Sheet1.B69</svg:desc>
                </draw:g>
              </table:table-cell>
              <table:table-cell office:value-type="string">
                <text:p>Doubles</text:p>
                <draw:g>
                  <svg:desc>Sheet1.C69:Sheet1.C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">
                <text:p>1000000</text:p>
                <draw:g>
                  <svg:desc>Sheet1.A70:Sheet1.A81</svg:desc>
                </draw:g>
              </table:table-cell>
              <table:table-cell office:value-type="float" office:value="0.252293">
                <text:p>0.252293</text:p>
                <draw:g>
                  <svg:desc>Sheet1.B70:Sheet1.B81</svg:desc>
                </draw:g>
              </table:table-cell>
              <table:table-cell office:value-type="float" office:value="0.25077">
                <text:p>0.25077</text:p>
                <draw:g>
                  <svg:desc>Sheet1.C70:Sheet1.C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0">
                <text:p>2000000</text:p>
              </table:table-cell>
              <table:table-cell office:value-type="float" office:value="0.506061">
                <text:p>0.506061</text:p>
              </table:table-cell>
              <table:table-cell office:value-type="float" office:value="0.521784">
                <text:p>0.5217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1.33873">
                <text:p>1.33873</text:p>
              </table:table-cell>
              <table:table-cell office:value-type="float" office:value="1.37521">
                <text:p>1.375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0">
                <text:p>10000000</text:p>
              </table:table-cell>
              <table:table-cell office:value-type="float" office:value="2.85286">
                <text:p>2.85286</text:p>
              </table:table-cell>
              <table:table-cell office:value-type="float" office:value="2.88156">
                <text:p>2.881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0000">
                <text:p>15000000</text:p>
              </table:table-cell>
              <table:table-cell office:value-type="float" office:value="4.41503">
                <text:p>4.41503</text:p>
              </table:table-cell>
              <table:table-cell office:value-type="float" office:value="4.42229">
                <text:p>4.422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000">
                <text:p>20000000</text:p>
              </table:table-cell>
              <table:table-cell office:value-type="float" office:value="5.87331">
                <text:p>5.87331</text:p>
              </table:table-cell>
              <table:table-cell office:value-type="float" office:value="6.05005">
                <text:p>6.05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0000">
                <text:p>25000000</text:p>
              </table:table-cell>
              <table:table-cell office:value-type="float" office:value="7.21993">
                <text:p>7.21993</text:p>
              </table:table-cell>
              <table:table-cell office:value-type="float" office:value="7.61085">
                <text:p>7.61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000">
                <text:p>30000000</text:p>
              </table:table-cell>
              <table:table-cell office:value-type="float" office:value="8.83853">
                <text:p>8.83853</text:p>
              </table:table-cell>
              <table:table-cell office:value-type="float" office:value="9.20471">
                <text:p>9.204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000000">
                <text:p>35000000</text:p>
              </table:table-cell>
              <table:table-cell office:value-type="float" office:value="10.5545">
                <text:p>10.5545</text:p>
              </table:table-cell>
              <table:table-cell office:value-type="float" office:value="10.8257">
                <text:p>10.82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0000">
                <text:p>40000000</text:p>
              </table:table-cell>
              <table:table-cell office:value-type="float" office:value="11.8982">
                <text:p>11.8982</text:p>
              </table:table-cell>
              <table:table-cell office:value-type="float" office:value="12.4505">
                <text:p>12.45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000000">
                <text:p>45000000</text:p>
              </table:table-cell>
              <table:table-cell office:value-type="float" office:value="13.4923">
                <text:p>13.4923</text:p>
              </table:table-cell>
              <table:table-cell office:value-type="float" office:value="14.1514">
                <text:p>14.15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000">
                <text:p>50000000</text:p>
              </table:table-cell>
              <table:table-cell office:value-type="float" office:value="15.1351">
                <text:p>15.1351</text:p>
              </table:table-cell>
              <table:table-cell office:value-type="float" office:value="15.7925">
                <text:p>15.79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